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B0000011310819994.png"/>
  <manifest:file-entry manifest:media-type="image/png" manifest:full-path="Pictures/100000000000015D00000101AFC25160.png"/>
  <manifest:file-entry manifest:media-type="image/png" manifest:full-path="Pictures/100000000000008E000000B18EE996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svg:stroke-color="#ff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36pt" style:font-size-asian="36pt" style:font-size-complex="36pt"/>
    </style:style>
    <style:style style:name="P3" style:family="paragraph">
      <style:text-properties fo:color="#ff0000"/>
    </style:style>
    <style:style style:name="T1" style:family="text">
      <style:text-properties fo:color="#0000ff" fo:font-size="36pt" style:font-size-asian="36pt" style:font-size-complex="36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15cm" svg:y1="4.485cm" svg:x2="13.6cm" svg:y2="4.475cm">
          <text:p/>
        </draw:line>
        <draw:frame draw:style-name="gr2" draw:layer="layout" svg:width="5.08cm" svg:height="0.962cm" svg:x="4.545cm" svg:y="3.44cm">
          <draw:text-box>
            <text:p>Acceptance</text:p>
          </draw:text-box>
        </draw:frame>
        <draw:frame draw:style-name="gr3" draw:layer="layout" svg:width="5.08cm" svg:height="1.52cm" svg:x="9.125cm" svg:y="3.44cm">
          <draw:text-box>
            <text:p>reconstruction</text:p>
          </draw:text-box>
        </draw:frame>
        <draw:frame draw:style-name="gr3" draw:layer="layout" svg:width="4.445cm" svg:height="1.52cm" svg:x="14.105cm" svg:y="3.44cm">
          <draw:text-box>
            <text:p>isolation</text:p>
          </draw:text-box>
        </draw:frame>
        <draw:frame draw:style-name="gr3" draw:text-style-name="P2" draw:layer="layout" svg:width="2.81cm" svg:height="1.673cm" svg:x="17.78cm" svg:y="3.572cm">
          <draw:text-box>
            <text:p><text:span text:style-name="T1">CS</text:span></text:p>
          </draw:text-box>
        </draw:frame>
        <draw:line draw:style-name="gr1" draw:text-style-name="P1" draw:layer="layout" svg:x1="14.035cm" svg:y1="4.445cm" svg:x2="17.51cm" svg:y2="4.475cm">
          <text:p/>
        </draw:line>
        <draw:line draw:style-name="gr4" draw:text-style-name="P1" draw:layer="layout" svg:x1="5.92cm" svg:y1="4.81cm" svg:x2="5.92cm" svg:y2="6.715cm">
          <text:p/>
        </draw:line>
        <draw:line draw:style-name="gr4" draw:text-style-name="P1" draw:layer="layout" svg:x1="10.9cm" svg:y1="4.809cm" svg:x2="10.9cm" svg:y2="6.715cm">
          <text:p/>
        </draw:line>
        <draw:line draw:style-name="gr4" draw:text-style-name="P1" draw:layer="layout" svg:x1="15.81cm" svg:y1="4.709cm" svg:x2="15.84cm" svg:y2="6.615cm">
          <text:p/>
        </draw:line>
        <draw:frame draw:style-name="gr2" draw:text-style-name="P3" draw:layer="layout" svg:width="3.175cm" svg:height="0.962cm" svg:x="9.515cm" svg:y="5.145cm">
          <draw:text-box>
            <text:p><text:span text:style-name="T2">Fail</text:span></text:p>
          </draw:text-box>
        </draw:frame>
        <draw:frame draw:style-name="gr2" draw:text-style-name="P3" draw:layer="layout" svg:width="3.175cm" svg:height="0.962cm" svg:x="4.516cm" svg:y="5.145cm">
          <draw:text-box>
            <text:p><text:span text:style-name="T2">Fail</text:span></text:p>
          </draw:text-box>
        </draw:frame>
        <draw:frame draw:style-name="gr2" draw:text-style-name="P3" draw:layer="layout" svg:width="3.175cm" svg:height="0.962cm" svg:x="14.395cm" svg:y="5.145cm">
          <draw:text-box>
            <text:p><text:span text:style-name="T2">Fail</text:span></text:p>
          </draw:text-box>
        </draw:frame>
        <draw:custom-shape draw:style-name="gr5" draw:text-style-name="P1" draw:layer="layout" svg:width="4.445cm" svg:height="1.905cm" svg:x="3.675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445cm" svg:height="1.673cm" svg:x="4.375cm" svg:y="6.815cm">
          <draw:text-box>
            <text:p>Out of acceptance</text:p>
          </draw:text-box>
        </draw:frame>
        <draw:custom-shape draw:style-name="gr5" draw:text-style-name="P1" draw:layer="layout" svg:width="4.145cm" svg:height="1.905cm" svg:x="13.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1.905cm" svg:x="8.12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08cm" svg:height="2.155cm" svg:x="9.155cm" svg:y="6.815cm">
          <draw:text-box>
            <text:p>Not reconstructed</text:p>
          </draw:text-box>
        </draw:frame>
        <draw:frame draw:style-name="gr6" draw:layer="layout" svg:width="3.81cm" svg:height="2.155cm" svg:x="14.8cm" svg:y="6.715cm">
          <draw:text-box>
            <text:p>Not isolated</text:p>
          </draw:text-box>
        </draw:frame>
        <draw:line draw:style-name="gr1" draw:text-style-name="P1" draw:layer="layout" svg:x1="4.445cm" svg:y1="4.48cm" svg:x2="8.72cm" svg:y2="4.48cm">
          <text:p/>
        </draw:line>
        <draw:custom-shape draw:style-name="gr7" draw:text-style-name="P1" draw:layer="layout" svg:width="2.64cm" svg:height="2.205cm" svg:x="17.615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97cm" svg:height="2.54cm" svg:x="1.835cm" svg:y="3.405cm">
          <draw:image xlink:href="Pictures/100000000000008E000000B18EE99601.png" xlink:type="simple" xlink:show="embed" xlink:actuate="onLoad">
            <text:p/>
          </draw:image>
        </draw:frame>
        <draw:custom-shape draw:style-name="gr9" draw:text-style-name="P1" draw:layer="layout" svg:width="3.175cm" svg:height="3.175cm" svg:x="1.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9cm" svg:y1="24.795cm" svg:x2="9.99cm" svg:y2="27.335cm">
          <text:p/>
        </draw:line>
        <draw:custom-shape draw:style-name="gr5" draw:text-style-name="P1" draw:layer="layout" svg:width="4.445cm" svg:height="1.905cm" svg:x="13.53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445cm" svg:height="1.673cm" svg:x="14.235cm" svg:y="13cm">
          <draw:text-box>
            <text:p>Out of acceptance</text:p>
          </draw:text-box>
        </draw:frame>
        <draw:custom-shape draw:style-name="gr5" draw:text-style-name="P1" draw:layer="layout" svg:width="4.145cm" svg:height="1.905cm" svg:x="3.405cm" svg:y="1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1.905cm" svg:x="7.655cm" svg:y="1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08cm" svg:height="2.155cm" svg:x="8.69cm" svg:y="13.05cm">
          <draw:text-box>
            <text:p>Not reconstructed</text:p>
          </draw:text-box>
        </draw:frame>
        <draw:frame draw:style-name="gr6" draw:layer="layout" svg:width="3.81cm" svg:height="2.155cm" svg:x="4.305cm" svg:y="13.05cm">
          <draw:text-box>
            <text:p>Not isolated</text:p>
          </draw:text-box>
        </draw:frame>
        <draw:frame draw:style-name="gr3" draw:text-style-name="P2" draw:layer="layout" svg:width="12.17cm" svg:height="1.673cm" svg:x="6.32cm" svg:y="19.012cm">
          <draw:text-box>
            <text:p><text:span text:style-name="T1">Control sample</text:span></text:p>
          </draw:text-box>
        </draw:frame>
        <draw:custom-shape draw:style-name="gr7" draw:text-style-name="P1" draw:layer="layout" svg:width="11.43cm" svg:height="2.205cm" svg:x="4.84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35cm" svg:y1="18.78cm" svg:x2="5.445cm" svg:y2="14.97cm">
          <text:p/>
        </draw:line>
        <draw:line draw:style-name="gr10" draw:text-style-name="P1" draw:layer="layout" svg:x1="10.525cm" svg:y1="18.545cm" svg:x2="10.525cm" svg:y2="15.07cm">
          <text:p/>
        </draw:line>
        <draw:line draw:style-name="gr10" draw:text-style-name="P1" draw:layer="layout" svg:x1="13.4cm" svg:y1="18.78cm" svg:x2="15.405cm" svg:y2="14.97cm">
          <text:p/>
        </draw:line>
        <draw:frame draw:style-name="gr8" draw:text-style-name="P1" draw:layer="layout" svg:width="2.371cm" svg:height="1.649cm" svg:x="9.424cm" svg:y="16.396cm">
          <draw:image xlink:href="Pictures/100000000000015D00000101AFC25160.png" xlink:type="simple" xlink:show="embed" xlink:actuate="onLoad">
            <text:p/>
          </draw:image>
        </draw:frame>
        <draw:frame draw:style-name="gr8" draw:text-style-name="P1" draw:layer="layout" svg:width="2.54cm" svg:height="1.905cm" svg:x="5.18cm" svg:y="16.475cm">
          <draw:image xlink:href="Pictures/100000000000014B00000113108199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ne-Rasmus Draeger</meta:initial-creator>
    <meta:creation-date>2012-03-14T15:39:07</meta:creation-date>
    <dc:date>2012-03-16T11:02:37</dc:date>
    <dc:creator>Arne-Rasmus Draeger</dc:creator>
    <meta:editing-duration>PT42H45M03S</meta:editing-duration>
    <meta:editing-cycles>4</meta:editing-cycles>
    <meta:generator>OpenOffice.org/3.2$Unix OpenOffice.org_project/320m12$Build-9483</meta:generator>
    <meta:document-statistic meta:object-count="36"/>
  </office:meta>
</office:document-meta>
</file>